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e3592" officeooo:paragraph-rsid="001e3592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9 / 573 = 0.0157</text:p>
      <text:p text:style-name="Preformatted_20_Text">Title, Flying Goat Pose.</text:p>
      <text:p text:style-name="Preformatted_20_Text">With that rear leg lifted, index fingers growing out of your skull<text:span text:style-name="T2">.</text:span></text:p>
      <text:p text:style-name="Preformatted_20_Text">Straighte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<text:span text:style-name="T2">generous electric.</text:span>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5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 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the Cincinnati employees paid use fees for the fitness center, we guess the company</text:p>
      <text:p text:style-name="Preformatted_20_Text">believed all was fair.</text:p>
      <text:p text:style-name="Preformatted_20_Text"><text:span text:style-name="T2">They're</text:span> <text:span text:style-name="T2">in</text:span> <text:span text:style-name="T2">suit</text:span> <text:span text:style-name="T2">or</text:span> ruckus.</text:p>
      <text:p text:style-name="Preformatted_20_Text">When the dust settled, we got a fitness center, but we would not get a pool.</text:p>
      <text:p text:style-name="Preformatted_20_Text">The 45 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and outlook, we pedaled, ran, and lifted our way through</text:p>
      <text:p text:style-name="Preformatted_20_Text">our one hour and 15 minute lunch hour.</text:p>
      <text:p text:style-name="Preformatted_20_Text">In some time in the late 1990s, we began yoga classes.</text:p>
      <text:p text:style-name="Preformatted_20_Text">We never forgot the salad bar, and we used an hour and 15 minutes to make a 45 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Mark had begun teaching this class a few years previously.</text:p>
      <text:p text:style-name="Preformatted_20_Text"><text:soft-page-break/>He began to think.</text:p>
      <text:p text:style-name="Preformatted_20_Text"><text:span text:style-name="T2">Not</text:span> <text:span text:style-name="T2">them</text:span> like a good old shaming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rests on thighs.</text:p>
      <text:p text:style-name="Preformatted_20_Text">Now extend one leg backwards towards a runner's lunch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33:35.373000000</dc:date>
    <meta:editing-duration>PT1H10M9S</meta:editing-duration>
    <meta:editing-cycles>1</meta:editing-cycles>
    <meta:document-statistic meta:table-count="0" meta:image-count="0" meta:object-count="0" meta:page-count="2" meta:paragraph-count="62" meta:word-count="589" meta:character-count="3163" meta:non-whitespace-character-count="2636"/>
  </office:meta>
</office:document-meta>
</file>